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02eaee" officeooo:paragraph-rsid="0002eaee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style:text-position="0% 100%" fo:font-size="16pt" officeooo:rsid="0002eaee" officeooo:paragraph-rsid="0002eaee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fo:font-size="16pt" officeooo:rsid="0002eaee" officeooo:paragraph-rsid="0002eaee" style:font-size-asian="16pt" style:font-size-complex="16pt"/>
    </style:style>
    <style:style style:name="P4" style:family="paragraph" style:parent-style-name="Standard">
      <style:paragraph-properties fo:text-align="center" style:justify-single-word="false"/>
      <style:text-properties fo:font-size="16pt" officeooo:rsid="0005f182" officeooo:paragraph-rsid="0005f182" style:font-size-asian="16pt" style:font-size-complex="16pt"/>
    </style:style>
    <style:style style:name="T1" style:family="text">
      <style:text-properties style:text-position="sub 58%"/>
    </style:style>
    <style:style style:name="T2" style:family="text">
      <style:text-properties style:text-position="0% 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<text:span text:style-name="T1">8</text:span><text:span text:style-name="T2">H</text:span><text:span text:style-name="T1">18</text:span><text:span text:style-name="T2"> + O</text:span><text:span text:style-name="T1">2</text:span><text:span text:style-name="T2"> → CO</text:span><text:span text:style-name="T1">2</text:span><text:span text:style-name="T2"> + H</text:span><text:span text:style-name="T1">2</text:span><text:span text:style-name="T2">O</text:span></text:p>
      <text:p text:style-name="P2"/>
      <text:p text:style-name="P2">Se tienen las siguientes equivalencias...</text:p>
      <text:p text:style-name="P2"/>
      <text:p text:style-name="P2">C11 = H11</text:p>
      <text:p text:style-name="P2">C21 = O21</text:p>
      <text:p text:style-name="P2">H22 = O22</text:p>
      <text:p text:style-name="P2">8*C11 = C21</text:p>
      <text:p text:style-name="P2">18*H11 = 2*H22</text:p>
      <text:p text:style-name="P2">2*O12 = 2*O21 + O22</text:p>
      <text:p text:style-name="P2"/>
      <text:p text:style-name="P2">Se inicia igualando C11 a 1</text:p>
      <text:p text:style-name="P2">Así…</text:p>
      <text:p text:style-name="P2"/>
      <text:p text:style-name="P2">→ H11 = 1</text:p>
      <text:p text:style-name="P2">18*1 = 2*H22 → H22 = 9</text:p>
      <text:p text:style-name="P2">→ O22 = 9</text:p>
      <text:p text:style-name="P2">8*1 = C21 → C21 = 8</text:p>
      <text:p text:style-name="P2">→ O21 = 8</text:p>
      <text:p text:style-name="P2">→ 2*O12 = 2*8 + 9 → 2*O12 = 16 + 9 → 2*O12 = 25 → O12 = 25/2</text:p>
      <text:p text:style-name="P2"/>
      <text:p text:style-name="P2">De esta forma, la ecuación se convierte en…</text:p>
      <text:p text:style-name="P2"/>
      <text:p text:style-name="P1"><text:span text:style-name="T2">C</text:span><text:span text:style-name="T1">8</text:span><text:span text:style-name="T2">H</text:span><text:span text:style-name="T1">18</text:span><text:span text:style-name="T2"> + (25/2)*O</text:span><text:span text:style-name="T1">2</text:span><text:span text:style-name="T2"> → 8*CO</text:span><text:span text:style-name="T1">2</text:span><text:span text:style-name="T2"> + 9*H</text:span><text:span text:style-name="T1">2</text:span><text:span text:style-name="T2">O</text:span></text:p>
      <text:p text:style-name="P2"/>
      <text:p text:style-name="P2">Si se multiplican todos los coeficientes por 2, se obtiene…</text:p>
      <text:p text:style-name="P2"/>
      <text:p text:style-name="P1"><text:span text:style-name="T2">2*C</text:span><text:span text:style-name="T1">8</text:span><text:span text:style-name="T2">H</text:span><text:span text:style-name="T1">18</text:span><text:span text:style-name="T2"> + 25*O</text:span><text:span text:style-name="T1">2</text:span><text:span text:style-name="T2"> → 16*CO</text:span><text:span text:style-name="T1">2</text:span><text:span text:style-name="T2"> + 18*H</text:span><text:span text:style-name="T1">2</text:span><text:span text:style-name="T2">O</text:span></text:p>
      <text:p text:style-name="P1"><text:span text:style-name="T2"/></text:p>
      <text:p text:style-name="P4"><text:span text:style-name="T2">y esta es la ecuación balancead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3T11:15:57.943595741</meta:creation-date>
    <dc:date>2016-04-03T11:33:31.031265671</dc:date>
    <meta:editing-duration>PT14M59S</meta:editing-duration>
    <meta:editing-cycles>3</meta:editing-cycles>
    <meta:generator>LibreOffice/5.0.5.2$Linux_X86_64 LibreOffice_project/00$Build-2</meta:generator>
    <meta:document-statistic meta:table-count="0" meta:image-count="0" meta:object-count="0" meta:page-count="1" meta:paragraph-count="21" meta:word-count="123" meta:character-count="493" meta:non-whitespace-character-count="391"/>
  </office:meta>
</office:document-meta>
</file>